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650000159BB4F14F7A.svm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7.99cm" style:rel-column-width="30805*"/>
    </style:style>
    <style:style style:name="Таблица3.B" style:family="table-column">
      <style:table-column-properties style:column-width="1.005cm" style:rel-column-width="3876*"/>
    </style:style>
    <style:style style:name="Таблица3.C" style:family="table-column">
      <style:table-column-properties style:column-width="8.005cm" style:rel-column-width="30854*"/>
    </style:style>
    <style:style style:name="Таблица3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Heading_20_1">
      <style:paragraph-properties fo:text-align="center" style:justify-single-word="false"/>
      <style:text-properties fo:language="ru" fo:country="RU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 #c0c0c0" style:wrap="run-through" style:number-wrapped-paragraphs="no-limit" style:vertical-pos="from-top" style:vertical-rel="page-content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fo:border="solid #c0c0c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top" fo:background-color="#00ffff" fo:border="solid #c0c0c0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00324000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00100010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081090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080020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Метка 1" form:control-implementation="ooo:com.sun.star.form.component.FixedText" xml:id="control5" form:id="control5" form:label="Аппарат"/>
          <form:fixed-text form:name="Метка 1" form:control-implementation="ooo:com.sun.star.form.component.FixedText" xml:id="control6" form:id="control6" form:label="Дата"/>
          <form:fixed-text form:name="00081090" form:control-implementation="ooo:com.sun.star.form.component.FixedText" xml:id="control7" form:id="control7" form:label="Аппарат"/>
          <form:fixed-text form:name="00080020" form:control-implementation="ooo:com.sun.star.form.component.FixedText" xml:id="control8" form:id="control8" form:label="Дата"/>
          <form:fixed-text form:name="Метка 1" form:control-implementation="ooo:com.sun.star.form.component.FixedText" xml:id="control9" form:id="control9" form:label="ФИО"/>
          <form:fixed-text form:name="Метка 1" form:control-implementation="ooo:com.sun.star.form.component.FixedText" xml:id="control10" form:id="control10" form:label="Возраст"/>
          <form:text form:name="00100030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2" draw:text-style-name="P10" svg:width="8.483cm" svg:height="0.583cm" svg:x="4.498cm" svg:y="6.498cm" draw:control="control2"/>
      <draw:control text:anchor-type="page" text:anchor-page-number="1" draw:z-index="5" draw:style-name="gr2" draw:text-style-name="P10" svg:width="7.002cm" svg:height="0.583cm" svg:x="4.498cm" svg:y="4.999cm" draw:control="control3"/>
      <draw:control text:anchor-type="page" text:anchor-page-number="1" draw:z-index="6" draw:style-name="gr2" draw:text-style-name="P10" svg:width="4.502cm" svg:height="0.583cm" svg:x="4.498cm" svg:y="5.793cm" draw:control="control4"/>
      <draw:control text:anchor-type="page" text:anchor-page-number="1" draw:z-index="7" draw:style-name="gr3" draw:text-style-name="P11" svg:width="1.502cm" svg:height="0.5cm" svg:x="2.498cm" svg:y="6.999cm" draw:control="control5"/>
      <draw:control text:anchor-type="page" text:anchor-page-number="1" draw:z-index="8" draw:style-name="gr3" draw:text-style-name="P11" svg:width="1.001cm" svg:height="0.5cm" svg:x="2.498cm" svg:y="7.5cm" draw:control="control6"/>
      <draw:control text:anchor-type="page" text:anchor-page-number="1" draw:z-index="9" draw:style-name="gr3" draw:text-style-name="P11" svg:width="1.502cm" svg:height="0.5cm" svg:x="11.998cm" svg:y="6.999cm" draw:control="control7"/>
      <draw:control text:anchor-type="page" text:anchor-page-number="1" draw:z-index="10" draw:style-name="gr3" draw:text-style-name="P11" svg:width="1.001cm" svg:height="0.5cm" svg:x="12cm" svg:y="7.5cm" draw:control="control8"/>
      <draw:control text:anchor-type="page" text:anchor-page-number="1" draw:z-index="11" draw:style-name="gr3" draw:text-style-name="P11" svg:width="1.001cm" svg:height="0.5cm" svg:x="2.498cm" svg:y="8.498cm" draw:control="control9"/>
      <draw:control text:anchor-type="page" text:anchor-page-number="1" draw:z-index="12" draw:style-name="gr3" draw:text-style-name="P11" svg:width="1.502cm" svg:height="0.5cm" svg:x="14.998cm" svg:y="8.5cm" draw:control="control10"/>
      <draw:control text:anchor-type="page" text:anchor-page-number="1" draw:z-index="13" draw:style-name="gr4" draw:text-style-name="P10" svg:width="2.001cm" svg:height="0.583cm" svg:x="16.799cm" svg:y="8.498cm" draw:control="control11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
       </draw:frame></text:p>
          </table:table-cell>
          <table:table-cell table:style-name="Таблица1.A1" office:value-type="string">
            <text:p text:style-name="P4"/>
            <text:p text:style-name="P4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9" text:outline-level="1">ПРОТОКОЛ</text:h>
      <text:p text:style-name="P6"><draw:control text:anchor-type="paragraph" draw:z-index="14" draw:style-name="gr5" draw:text-style-name="P10" svg:width="2.964cm" svg:height="1.329cm" svg:x="13.933cm" svg:y="0.102cm" draw:control="control12"/>ультразвукового исследования молочных желез</text:p>
      <text:p text:style-name="P4"/>
      <text:p text:style-name="P4"/>
      <text:p text:style-name="Standard"/>
      <text:p text:style-name="Standard"/>
      <text:p text:style-name="P4"/>
      <text:p text:style-name="P6"/>
      <text:p text:style-name="P6">МОЛОЧНЫЕ ЖЕЛЕЗЫ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Правая</text:p>
          </table:table-cell>
          <table:table-cell table:style-name="Таблица2.A1" office:value-type="string">
            <text:p text:style-name="P3">Левая</text:p>
          </table:table-cell>
        </table:table-row>
        <table:table-row>
          <table:table-cell table:style-name="Таблица2.A1" office:value-type="string">
            <text:p text:style-name="Table_20_Contents"><draw:frame draw:style-name="fr1" draw:name="Графический объект1" text:anchor-type="paragraph" svg:x="2.602cm" svg:y="0.344cm" svg:width="3.817cm" svg:height="3.381cm" draw:z-index="1"><draw:image xlink:href="Pictures/20000007000018650000159BB4F14F7A.svm" xlink:type="simple" xlink:show="embed" xlink:actuate="onLoad"/>
       </draw:frame></text:p>
          </table:table-cell>
          <table:table-cell table:style-name="Таблица2.A1" office:value-type="string">
            <text:p text:style-name="Table_20_Contents"><draw:frame draw:style-name="fr1" draw:name="Графический объект3" text:anchor-type="paragraph" svg:x="2.602cm" svg:y="0.344cm" svg:width="3.817cm" svg:height="3.381cm" draw:z-index="2"><draw:image xlink:href="Pictures/20000007000018650000159BB4F14F7A.svm" xlink:type="simple" xlink:show="embed" xlink:actuate="onLoad"/>
       </draw:frame></text:p>
          </table:table-cell>
        </table:table-row>
      </table:table>
      <text:p text:style-name="P7"/>
      <text:p text:style-name="P5"/>
      <text:p text:style-name="P5"><text:drop-down text:name="Симметричность"><text:label text:value="Симметричны"/><text:label text:value="Ассимметричны"/>Симметричны</text:drop-down>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<text:span text:style-name="T3">Сосок</text:span><text:bookmark text:name="ПраваяСосок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"/></text:p>
            <text:p text:style-name="Standard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Standard"><text:span text:style-name="T3">Сосок</text:span><text:bookmark text:name="ПраваяСосок1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1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1"/></text:p>
            <text:p text:style-name="Standard"/>
          </table:table-cell>
        </table:table-row>
      </table:table>
      <text:p text:style-name="P4"><text:span text:style-name="T3">Заключение</text:span>:</text:p>
      <text:p text:style-name="P4"><draw:control text:anchor-type="paragraph" draw:z-index="3" draw:style-name="gr1" draw:text-style-name="P10" svg:width="13.002cm" svg:height="2.223cm" svg:x="1.498cm" svg:y="0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07-13T00:03:06.35</dc:date>
    <dc:creator>Дмитрий Деренок</dc:creator>
    <meta:editing-duration>PT50M32S</meta:editing-duration>
    <meta:editing-cycles>9</meta:editing-cycles>
    <meta:generator>OpenOffice.org/3.3$Win32 OpenOffice.org_project/330m20$Build-9567</meta:generator>
    <meta:document-statistic meta:table-count="3" meta:image-count="3" meta:object-count="0" meta:page-count="1" meta:paragraph-count="23" meta:word-count="72" meta:character-count="591"/>
  </office:meta>
</office:document-meta>
</file>